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4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2011/03/23</text:date>, <text:time>14:54:0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3-23T14:54:02.94</dc:date>
    <dc:creator>張簡稜剛 </dc:creator>
    <meta:editing-duration>PT02H07M50S</meta:editing-duration>
    <meta:editing-cycles>6</meta:editing-cycles>
    <meta:generator>OpenOffice.org/3.2$Win32 OpenOffice.org_project/320m18$Build-9502</meta:generator>
    <meta:document-statistic meta:table-count="4" meta:cell-count="3102" meta:object-count="0"/>
  </office:meta>
</office:document-meta>
</file>